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453.153038844279" calcext:value-type="float">
            <text:p>453.153038844279</text:p>
          </table:table-cell>
        </table:table-row>
        <table:table-row table:style-name="ro1">
          <table:table-cell office:value-type="float" office:value="436.786127672585" calcext:value-type="float">
            <text:p>436.786127672585</text:p>
          </table:table-cell>
        </table:table-row>
        <table:table-row table:style-name="ro1">
          <table:table-cell office:value-type="float" office:value="452.693526482571" calcext:value-type="float">
            <text:p>452.693526482571</text:p>
          </table:table-cell>
        </table:table-row>
        <table:table-row table:style-name="ro1">
          <table:table-cell office:value-type="float" office:value="437.793869134657" calcext:value-type="float">
            <text:p>437.793869134657</text:p>
          </table:table-cell>
        </table:table-row>
        <table:table-row table:style-name="ro1">
          <table:table-cell office:value-type="float" office:value="448.933782267116" calcext:value-type="float">
            <text:p>448.933782267116</text:p>
          </table:table-cell>
        </table:table-row>
        <table:table-row table:style-name="ro1">
          <table:table-cell office:value-type="float" office:value="435.467997456867" calcext:value-type="float">
            <text:p>435.467997456867</text:p>
          </table:table-cell>
        </table:table-row>
        <table:table-row table:style-name="ro1">
          <table:table-cell office:value-type="float" office:value="449.093056572252" calcext:value-type="float">
            <text:p>449.093056572252</text:p>
          </table:table-cell>
        </table:table-row>
        <table:table-row table:style-name="ro1">
          <table:table-cell office:value-type="float" office:value="439.631940139715" calcext:value-type="float">
            <text:p>439.631940139715</text:p>
          </table:table-cell>
        </table:table-row>
        <table:table-row table:style-name="ro1">
          <table:table-cell office:value-type="float" office:value="450.612833453497" calcext:value-type="float">
            <text:p>450.612833453497</text:p>
          </table:table-cell>
        </table:table-row>
        <table:table-row table:style-name="ro1">
          <table:table-cell office:value-type="float" office:value="438.248583361454" calcext:value-type="float">
            <text:p>438.248583361454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10])" office:value-type="float" office:value="444.241475538499" calcext:value-type="float">
            <text:p>444.2414755384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06:39:52.735673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0:18:32.247008002</meta:creation-date>
    <dc:date>2018-10-02T06:40:04.324316526</dc:date>
    <dc:creator>Davide Ancona</dc:creator>
    <meta:editing-duration>PT5M28S</meta:editing-duration>
    <meta:editing-cycles>4</meta:editing-cycles>
    <meta:generator>LibreOffice/5.3.7.2.0$Linux_X86_64 LibreOffice_project/30$Build-2</meta:generator>
    <meta:document-statistic meta:table-count="1" meta:cell-count="11" meta:object-count="0"/>
  </office:meta>
</office:document-meta>
</file>